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9A145756DC5A1D1662.bmp" manifest:media-type="image/bmp"/>
  <manifest:file-entry manifest:full-path="Pictures/10000000000004000000020E9D601DCF4C60E9ED.bmp" manifest:media-type="image/bmp"/>
  <manifest:file-entry manifest:full-path="Pictures/1000000000000132000000A599005D1261CC0EF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91cm" fo:margin-right="0.291cm" fo:margin-top="0.212cm" fo:margin-bottom="0.247cm" loext:contextual-spacing="false" fo:text-indent="0cm" style:auto-text-indent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1" text:anchor-type="paragraph" svg:width="7.938cm" svg:height="4.075cm" draw:z-index="0"><draw:image xlink:href="Pictures/100000000000012C0000009A145756DC5A1D1662.bmp" xlink:type="simple" xlink:show="embed" xlink:actuate="onLoad" loext:mime-type="image/bmp"/></draw:frame><draw:frame draw:style-name="fr2" draw:name="Immagine2" text:anchor-type="paragraph" svg:width="17.59cm" svg:height="9.035cm" draw:z-index="1"><draw:image xlink:href="Pictures/10000000000004000000020E9D601DCF4C60E9ED.bmp" xlink:type="simple" xlink:show="embed" xlink:actuate="onLoad" loext:mime-type="image/bmp"/></draw:frame><draw:a xlink:type="simple" xlink:href="https://www.google.com/imgres?imgurl=https%3A%2F%2Falselectro.files.wordpress.com%2F2017%2F05%2Farduinopromini000b.jpg&amp;imgrefurl=https%3A%2F%2Falselectro.wordpress.com%2F2017%2F05%2F14%2Farduino-pro-mini-how-to-upload-code%2F&amp;tbnid=KHubcibTJzKz6M&amp;vet=12ahUKEwjGmZa78vDwAhUM0YUKHc5sAosQMygPegUIARDFAQ..i&amp;docid=QcHTeoDDLfs-gM&amp;w=1024&amp;h=552&amp;q=arduino%20pro%20mini%20stylesheet&amp;client=firefox-b-d&amp;ved=2ahUKEwjGmZa78vDwAhUM0YUKHc5sAosQMygPegUIARDFAQ"><draw:frame draw:style-name="fr3" draw:name="Immagine3" text:anchor-type="as-char" svg:width="8.149cm" svg:height="4.419cm" draw:z-index="2"><draw:image xlink:href="Pictures/1000000000000132000000A599005D1261CC0EF6.jpg" xlink:type="simple" xlink:show="embed" xlink:actuate="onLoad" loext:mime-type="image/jpeg"/><svg:title>Arduino PRO MINI – How to upload code | alselectro</svg:title></draw:frame></draw:a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5-31T18:07:24.765000000</dc:date>
    <meta:editing-duration>PT5H34M32S</meta:editing-duration>
    <meta:editing-cycles>2</meta:editing-cycles>
    <meta:document-statistic meta:table-count="0" meta:image-count="3" meta:object-count="0" meta:page-count="1" meta:paragraph-count="2" meta:word-count="0" meta:character-count="1" meta:non-whitespace-character-count="0"/>
  </office:meta>
</office:document-meta>
</file>